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color="#454545" style:font-name="Helvetica Neue"/>
    </style:style>
    <style:style style:name="P2" style:family="paragraph" style:parent-style-name="Text_20_body">
      <style:paragraph-properties loext:contextual-spacing="false" fo:margin-left="0in" fo:margin-right="0in" fo:margin-top="0in" fo:margin-bottom="0in" fo:text-indent="0in" style:auto-text-indent="false"/>
    </style:style>
    <style:style style:name="P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454545"/>
    </style:style>
    <style:style style:name="P4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454545" style:font-name="Helvetica Neue"/>
    </style:style>
    <style:style style:name="P5" style:family="paragraph" style:parent-style-name="Standard">
      <style:paragraph-properties loext:contextual-spacing="false" fo:margin-left="0in" fo:margin-right="0in" fo:margin-top="0in" fo:margin-bottom="0in" fo:text-indent="0in" style:auto-text-indent="false"/>
    </style:style>
    <style:style style:name="P6" style:family="paragraph" style:parent-style-name="Standard">
      <style:paragraph-properties loext:contextual-spacing="false" fo:margin-left="0in" fo:margin-right="0in" fo:margin-top="0in" fo:margin-bottom="0in" fo:text-indent="0in" style:auto-text-indent="false"/>
      <style:text-properties fo:color="#454545"/>
    </style:style>
    <style:style style:name="P7" style:family="paragraph" style:parent-style-name="Standard">
      <style:paragraph-properties loext:contextual-spacing="false" fo:margin-left="0in" fo:margin-right="0in" fo:margin-top="0in" fo:margin-bottom="0in" fo:text-indent="0in" style:auto-text-indent="false"/>
      <style:text-properties fo:color="#454545" style:font-name="Helvetica Neue"/>
    </style:style>
    <style:style style:name="P8" style:family="paragraph" style:parent-style-name="Standard">
      <style:paragraph-properties loext:contextual-spacing="false" fo:margin-left="0in" fo:margin-right="0in" fo:margin-top="0in" fo:margin-bottom="0in" fo:text-indent="0in" style:auto-text-indent="false"/>
      <style:text-properties fo:color="#454545" style:font-name="Helvetica Neue" fo:font-weight="bold"/>
    </style:style>
    <style:style style:name="P9" style:family="paragraph" style:parent-style-name="Standard">
      <style:paragraph-properties loext:contextual-spacing="false" fo:margin-left="0in" fo:margin-right="0in" fo:margin-top="0in" fo:margin-bottom="0in" fo:text-indent="0in" style:auto-text-indent="false"/>
      <style:text-properties fo:color="#454545" style:font-name="Helvetica Neue"/>
    </style:style>
    <style:style style:name="P10" style:family="paragraph" style:parent-style-name="Standard">
      <style:paragraph-properties loext:contextual-spacing="false" fo:margin-left="0in" fo:margin-right="0in" fo:margin-top="0in" fo:margin-bottom="0.1965in" fo:text-indent="0in" style:auto-text-indent="false"/>
      <style:text-properties fo:color="#454545" style:font-name="Helvetica Neue"/>
    </style:style>
    <style:style style:name="P11" style:family="paragraph" style:parent-style-name="Standard">
      <style:paragraph-properties loext:contextual-spacing="false" fo:margin-left="0in" fo:margin-right="0in" fo:margin-top="0in" fo:margin-bottom="0in" fo:text-indent="0in" style:auto-text-indent="false"/>
      <style:text-properties fo:color="#454545" style:font-name="Helvetica Neue"/>
    </style:style>
    <style:style style:name="P12" style:family="paragraph" style:parent-style-name="Text_20_body" style:list-style-name="L1">
      <style:paragraph-properties fo:margin-left="0in" fo:margin-right="0in" fo:text-indent="0in" style:auto-text-indent="false"/>
    </style:style>
    <style:style style:name="P13" style:family="paragraph" style:parent-style-name="Text_20_body" style:list-style-name="L2">
      <style:paragraph-properties fo:margin-left="0in" fo:margin-right="0in" fo:text-indent="0in" style:auto-text-indent="false"/>
    </style:style>
    <style:style style:name="P14" style:family="paragraph" style:parent-style-name="Text_20_body" style:list-style-name="L2">
      <style:paragraph-properties loext:contextual-spacing="false" fo:margin-left="0in" fo:margin-right="0in" fo:margin-top="0in" fo:margin-bottom="0in" fo:text-indent="0in" style:auto-text-indent="false"/>
    </style:style>
    <style:style style:name="T1" style:family="text">
      <style:text-properties fo:color="#454545"/>
    </style:style>
    <style:style style:name="T2" style:family="text">
      <style:text-properties fo:color="#454545" style:font-name="Helvetica Neue"/>
    </style:style>
    <style:style style:name="T3" style:family="text">
      <style:text-properties fo:color="#454545" style:font-name="Helvetica Neue" fo:font-weight="bold"/>
    </style:style>
    <style:style style:name="T4" style:family="text">
      <style:text-properties style:font-name="Helvetica Neue"/>
    </style:style>
    <style:style style:name="T5" style:family="text">
      <style:text-properties fo:color="#e4af0a" style:font-name="Helvetica Neue"/>
    </style:style>
    <style:style style:name="T6" style:family="text">
      <style:text-properties fo:color="#e4af0a" style:font-name="Helvetica Neue" fo:font-weight="bold"/>
    </style:style>
    <text:list-style style:name="L1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S Admin Owner </text:p>
      <text:p text:style-name="P7">SS-ADMIN-OWNER</text:p>
      <text:p text:style-name="P7">SSIN2012</text:p>
      <text:p text:style-name="P5"><text:a xlink:type="simple" xlink:href="mailto:ss@sociallyshoppable.com" office:target-frame-name="_blank" xlink:show="new" text:style-name="Internet_20_link" text:visited-style-name="Visited_20_Internet_20_Link"><text:span text:style-name="T2">ss@sociallyshoppable.com</text:span></text:a></text:p>
      <text:p text:style-name="P7"/>
      <text:p text:style-name="P7"/>
      <text:p text:style-name="P7"/>
      <text:p text:style-name="P7">Prosperernt account (THis account api key has been used )</text:p>
      <text:p text:style-name="P5"><text:a xlink:type="simple" xlink:href="mailto:rajib_2002bd@yahoo.com" office:target-frame-name="_blank" xlink:show="new" text:style-name="Internet_20_link" text:visited-style-name="Visited_20_Internet_20_Link"><text:span text:style-name="T6">rajib_2002bd@yahoo.com</text:span></text:a></text:p>
      <text:p text:style-name="P7">myyear2014</text:p>
      <text:p text:style-name="P7"/>
      <text:p text:style-name="P7">twotap account</text:p>
      <text:p text:style-name="P5"><text:a xlink:type="simple" xlink:href="mailto:sociallyshoppable2tap@gmail.com" office:target-frame-name="_blank" xlink:show="new" text:style-name="Internet_20_link" text:visited-style-name="Visited_20_Internet_20_Link"><text:span text:style-name="T6">sociallyshoppable2tap@gmail.com</text:span></text:a></text:p>
      <text:p text:style-name="P7">ss123$$!!</text:p>
      <text:p text:style-name="P7"/>
      <text:p text:style-name="P7"/>
      <text:p text:style-name="P7">Git Admin account</text:p>
      <text:p text:style-name="P5"><text:a xlink:type="simple" xlink:href="http://gitlab.sociallyshoppable.com:88/users/sign_in" office:target-frame-name="_blank" xlink:show="new" text:style-name="Internet_20_link" text:visited-style-name="Visited_20_Internet_20_Link"><text:span text:style-name="T6">http://gitlab.sociallyshoppable.com:88/users/sign_in</text:span></text:a></text:p>
      <text:p text:style-name="P5"><text:a xlink:type="simple" xlink:href="mailto:aan-rajib@aan-nahl.com" office:target-frame-name="_blank" xlink:show="new" text:style-name="Internet_20_link" text:visited-style-name="Visited_20_Internet_20_Link"><text:span text:style-name="T6">aan-rajib@aan-nahl.com</text:span></text:a></text:p>
      <text:p text:style-name="P7">myyear2016</text:p>
      <text:p text:style-name="P7"/>
      <text:p text:style-name="P7">reymart.e@agentsofvalue.com</text:p>
      <text:p text:style-name="P7">Aovdavao152</text:p>
      <text:p text:style-name="P7"/>
      <text:p text:style-name="P7"/>
      <text:p text:style-name="P7">SS Admin Panel</text:p>
      <text:p text:style-name="P5"><text:a xlink:type="simple" xlink:href="http://gitlab.sociallyshoppable.com/admin" office:target-frame-name="_blank" xlink:show="new" text:style-name="Internet_20_link" text:visited-style-name="Visited_20_Internet_20_Link"><text:span text:style-name="T6">http://gitlab.sociallyshoppable.com/admin</text:span></text:a></text:p>
      <text:p text:style-name="P5"><text:a xlink:type="simple" xlink:href="mailto:anthony.flores@gmail.com" office:target-frame-name="_blank" xlink:show="new" text:style-name="Internet_20_link" text:visited-style-name="Visited_20_Internet_20_Link"><text:span text:style-name="T6">anthony.flores@gmail.com</text:span></text:a></text:p>
      <text:p text:style-name="P7">ssin2014</text:p>
      <text:p text:style-name="P7"/>
      <text:p text:style-name="P7"/>
      <text:p text:style-name="P5"><text:a xlink:type="simple" xlink:href="https://www.digitalocean.com/" office:target-frame-name="_blank" xlink:show="new" text:style-name="Internet_20_link" text:visited-style-name="Visited_20_Internet_20_Link"><text:span text:style-name="T6">https://www.digitalocean.com/</text:span></text:a></text:p>
      <text:p text:style-name="P5"><text:a xlink:type="simple" xlink:href="mailto:ss@sociallyshoppable.com" office:target-frame-name="_blank" xlink:show="new" text:style-name="Internet_20_link" text:visited-style-name="Visited_20_Internet_20_Link"><text:span text:style-name="T6">ss@sociallyshoppable.com</text:span></text:a></text:p>
      <text:p text:style-name="P7">ssin2014</text:p>
      <text:p text:style-name="P7"><text:soft-page-break/>new password: ssin18site</text:p>
      <text:p text:style-name="P7"/>
      <text:p text:style-name="P7">45.55.138.4(Old digital ocean Server)</text:p>
      <text:p text:style-name="P7">SSH :</text:p>
      <text:p text:style-name="P7">login : root</text:p>
      <text:p text:style-name="P7">password : ssin2014</text:p>
      <text:p text:style-name="P7"/>
      <text:p text:style-name="P7">FTP</text:p>
      <text:p text:style-name="P7">login : root</text:p>
      <text:p text:style-name="P7">password : ssin2014</text:p>
      <text:p text:style-name="P7"/>
      <text:p text:style-name="P7"/>
      <text:p text:style-name="P7">104.236.166.98 (current digital ocean Live Server)</text:p>
      <text:p text:style-name="P7">SSH :</text:p>
      <text:p text:style-name="P7">login : root</text:p>
      <text:p text:style-name="P7">password : allah1</text:p>
      <text:p text:style-name="P7">Port 22</text:p>
      <text:p text:style-name="P7"/>
      <text:p text:style-name="P7">SFTP</text:p>
      <text:p text:style-name="P7">login : root</text:p>
      <text:p text:style-name="P7">password : allah1</text:p>
      <text:p text:style-name="P7">Port 22</text:p>
      <text:p text:style-name="P7"/>
      <text:p text:style-name="P7"/>
      <text:p text:style-name="P7"/>
      <text:p text:style-name="P7"/>
      <text:p text:style-name="P7">1. Original prosper last best version with correct front end.  (Twotap and</text:p>
      <text:p text:style-name="P7">prosparent cross matched data source)</text:p>
      <text:p text:style-name="P7">Website Visit Url:</text:p>
      <text:p text:style-name="P5"><text:a xlink:type="simple" xlink:href="http://gitlab.sociallyshoppable.com/#%21/" office:target-frame-name="_blank" xlink:show="new" text:style-name="Internet_20_link" text:visited-style-name="Visited_20_Internet_20_Link"><text:span text:style-name="T6">http://gitlab.sociallyshoppable.com/#!/</text:span></text:a></text:p>
      <text:p text:style-name="P7">FTP Server folder /ss_test</text:p>
      <text:p text:style-name="P7"/>
      <text:p text:style-name="P7"><text:soft-page-break/>Files in Git: After login please go to  ss / Socially Shoppable</text:p>
      <text:p text:style-name="P7">Socially Shoppable project</text:p>
      <text:p text:style-name="P7">Branch Name: 35-product-details-page-integration-and-update</text:p>
      <text:p text:style-name="P7"/>
      <text:p text:style-name="P7">-------------</text:p>
      <text:p text:style-name="P7"/>
      <text:p text:style-name="P7">2. Last version of attempted cj or two tap direct integration.</text:p>
      <text:p text:style-name="P7">Website Visit Url:</text:p>
      <text:p text:style-name="P5"><text:a xlink:type="simple" xlink:href="http://gitlab.sociallyshoppable.com:800/" office:target-frame-name="_blank" xlink:show="new" text:style-name="Internet_20_link" text:visited-style-name="Visited_20_Internet_20_Link"><text:span text:style-name="T6">http://gitlab.sociallyshoppable.com:800</text:span></text:a></text:p>
      <text:p text:style-name="P7">Only Twotap data source</text:p>
      <text:p text:style-name="P7">folder / ss_twotapdata</text:p>
      <text:p text:style-name="P7"/>
      <text:p text:style-name="P7">Based on CJ data source:</text:p>
      <text:p text:style-name="P5"><text:span text:style-name="T2">URL: </text:span><text:a xlink:type="simple" xlink:href="http://gitlab.sociallyshoppable.com/#%21/search2" office:target-frame-name="_blank" xlink:show="new" text:style-name="Internet_20_link" text:visited-style-name="Visited_20_Internet_20_Link"><text:span text:style-name="T6">http://gitlab.sociallyshoppable.com/#!/search2</text:span></text:a><text:span text:style-name="T2">  Commission Junction</text:span></text:p>
      <text:p text:style-name="P7">Data Source</text:p>
      <text:p text:style-name="P7">Ftp Folder: folder /ss_test</text:p>
      <text:p text:style-name="P7"/>
      <text:p text:style-name="P7">-------------</text:p>
      <text:p text:style-name="P7"/>
      <text:p text:style-name="P7">3. Directions, and instructions on how to maintain scrapers and direct</text:p>
      <text:p text:style-name="P7">download of scraper app mainul completed.</text:p>
      <text:p text:style-name="P7"/>
      <text:p text:style-name="P7">webmin url:</text:p>
      <text:p text:style-name="P5"><text:a xlink:type="simple" xlink:href="https://104.236.166.98:10000/" office:target-frame-name="_blank" xlink:show="new" text:style-name="Internet_20_link" text:visited-style-name="Visited_20_Internet_20_Link"><text:span text:style-name="T6">https://104.236.166.98:10000</text:span></text:a></text:p>
      <text:p text:style-name="P7"/>
      <text:p text:style-name="P7">user: root</text:p>
      <text:p text:style-name="P7">pass: allah1</text:p>
      <text:p text:style-name="P7"/>
      <text:p text:style-name="P7">ftp:</text:p>
      <text:p text:style-name="P7">host: 104.236.166.98</text:p>
      <text:p text:style-name="P7">user: root</text:p>
      <text:p text:style-name="P7">pass: allah1</text:p>
      <text:p text:style-name="P7"><text:soft-page-break/>path: /var/www/html/dumping</text:p>
      <text:p text:style-name="P7">-- to pull mixpanel keywords --</text:p>
      <text:p text:style-name="P5"><text:a xlink:type="simple" xlink:href="http://104.236.166.98:8090/dumping/mixpanel.php" office:target-frame-name="_blank" xlink:show="new" text:style-name="Internet_20_link" text:visited-style-name="Visited_20_Internet_20_Link"><text:span text:style-name="T6">http://104.236.166.98:8090/dumping/mixpanel.php</text:span></text:a></text:p>
      <text:p text:style-name="P7">-- to pull twotap catalogs --</text:p>
      <text:p text:style-name="P5"><text:a xlink:type="simple" xlink:href="http://104.236.166.98:8090/dumping/scroll.php" office:target-frame-name="_blank" xlink:show="new" text:style-name="Internet_20_link" text:visited-style-name="Visited_20_Internet_20_Link"><text:span text:style-name="T6">http://104.236.166.98:8090/dumping/scroll.php</text:span></text:a></text:p>
      <text:p text:style-name="P7">-- to check product availability --</text:p>
      <text:p text:style-name="P5"><text:a xlink:type="simple" xlink:href="http://104.236.166.98:8090/dumping/check.php" office:target-frame-name="_blank" xlink:show="new" text:style-name="Internet_20_link" text:visited-style-name="Visited_20_Internet_20_Link"><text:span text:style-name="T6">http://104.236.166.98:8090/dumping/check.php</text:span></text:a></text:p>
      <text:p text:style-name="P7">-- to recheck unavailable product for availability --</text:p>
      <text:p text:style-name="P5"><text:a xlink:type="simple" xlink:href="http://104.236.166.98:8090/dumping/check2.php" office:target-frame-name="_blank" xlink:show="new" text:style-name="Internet_20_link" text:visited-style-name="Visited_20_Internet_20_Link"><text:span text:style-name="T6">http://104.236.166.98:8090/dumping/check2.php</text:span></text:a></text:p>
      <text:p text:style-name="P7"/>
      <text:p text:style-name="P7">dumping folder is in gitlab project root</text:p>
      <text:p text:style-name="P7"/>
      <text:p text:style-name="P7">so all file are running by cron and updating database instantly. So NO</text:p>
      <text:p text:style-name="P7">further processing needed for product updates.</text:p>
      <text:p text:style-name="P5"><text:span text:style-name="T2">Note: </text:span><text:a xlink:type="simple" xlink:href="http://104.236.166.98:8090/dumping/scroll.php" office:target-frame-name="_blank" xlink:show="new" text:style-name="Internet_20_link" text:visited-style-name="Visited_20_Internet_20_Link"><text:span text:style-name="T6">http://104.236.166.98:8090/dumping/scroll.php</text:span></text:a><text:span text:style-name="T2"> this is not running by</text:span></text:p>
      <text:p text:style-name="P7">cron because we don't need frequent update for this.</text:p>
      <text:p text:style-name="P7"/>
      <text:p text:style-name="P7">-------------</text:p>
      <text:p text:style-name="P7"/>
      <text:p text:style-name="P7"/>
      <text:p text:style-name="P7">4. All necessary passwords including:</text:p>
      <text:p text:style-name="P7">Git (URL as well to access) , digital ocean logins, ftp info, database,</text:p>
      <text:p text:style-name="P7">prosper login (I think Rajib created</text:p>
      <text:p text:style-name="P7">his own, two tap login (I think Rajib created his own) and any other info I</text:p>
      <text:p text:style-name="P7">need on the server. We updated this</text:p>
      <text:p text:style-name="P7">when Joao left so need latest versions and for you to check everything</text:p>
      <text:p text:style-name="P7">before sending them to me.</text:p>
      <text:p text:style-name="P7"/>
      <text:p text:style-name="P7">Prosperernt account (THis account api key has been used )</text:p>
      <text:p text:style-name="P5"><text:a xlink:type="simple" xlink:href="mailto:rajib_2002bd@yahoo.com" office:target-frame-name="_blank" xlink:show="new" text:style-name="Internet_20_link" text:visited-style-name="Visited_20_Internet_20_Link"><text:span text:style-name="T6">rajib_2002bd@yahoo.com</text:span></text:a></text:p>
      <text:p text:style-name="P7">myyear2014</text:p>
      <text:p text:style-name="P7"/>
      <text:p text:style-name="P7">twotap account</text:p>
      <text:p text:style-name="P5"><text:soft-page-break/><text:a xlink:type="simple" xlink:href="mailto:sociallyshoppable2tap@gmail.com" office:target-frame-name="_blank" xlink:show="new" text:style-name="Internet_20_link" text:visited-style-name="Visited_20_Internet_20_Link"><text:span text:style-name="T6">sociallyshoppable2tap@gmail.com</text:span></text:a></text:p>
      <text:p text:style-name="P7">ss123$$!!</text:p>
      <text:p text:style-name="P7"/>
      <text:p text:style-name="P7"/>
      <text:p text:style-name="P7">Git Admin account (owner)</text:p>
      <text:p text:style-name="P5"><text:a xlink:type="simple" xlink:href="http://gitlab.sociallyshoppable.com:88/users/sign_in" office:target-frame-name="_blank" xlink:show="new" text:style-name="Internet_20_link" text:visited-style-name="Visited_20_Internet_20_Link"><text:span text:style-name="T6">http://gitlab.sociallyshoppable.com:88/users/sign_in</text:span></text:a></text:p>
      <text:p text:style-name="P5"><text:a xlink:type="simple" xlink:href="mailto:aan-rajib@aan-nahl.com" office:target-frame-name="_blank" xlink:show="new" text:style-name="Internet_20_link" text:visited-style-name="Visited_20_Internet_20_Link"><text:span text:style-name="T6">aan-rajib@aan-nahl.com</text:span></text:a></text:p>
      <text:p text:style-name="P7">myyear2016</text:p>
      <text:p text:style-name="P7">Note: we will change ownership to you if you need this. You can also change</text:p>
      <text:p text:style-name="P7">the ownership by accessing with the above credentials.</text:p>
      <text:p text:style-name="P7"/>
      <text:p text:style-name="P7">SS Admin Panel</text:p>
      <text:p text:style-name="P5"><text:a xlink:type="simple" xlink:href="http://gitlab.sociallyshoppable.com/admin" office:target-frame-name="_blank" xlink:show="new" text:style-name="Internet_20_link" text:visited-style-name="Visited_20_Internet_20_Link"><text:span text:style-name="T6">http://gitlab.sociallyshoppable.com/admin</text:span></text:a></text:p>
      <text:p text:style-name="P5"><text:a xlink:type="simple" xlink:href="mailto:anthony.flores@gmail.com" office:target-frame-name="_blank" xlink:show="new" text:style-name="Internet_20_link" text:visited-style-name="Visited_20_Internet_20_Link"><text:span text:style-name="T6">anthony.flores@gmail.com</text:span></text:a></text:p>
      <text:p text:style-name="P7">ssin2014</text:p>
      <text:p text:style-name="P7"/>
      <text:p text:style-name="P7"/>
      <text:p text:style-name="P5"><text:a xlink:type="simple" xlink:href="https://www.digitalocean.com/" office:target-frame-name="_blank" xlink:show="new" text:style-name="Internet_20_link" text:visited-style-name="Visited_20_Internet_20_Link"><text:span text:style-name="T6">https://www.digitalocean.com/</text:span></text:a></text:p>
      <text:p text:style-name="P5"><text:a xlink:type="simple" xlink:href="mailto:ss@sociallyshoppable.com" office:target-frame-name="_blank" xlink:show="new" text:style-name="Internet_20_link" text:visited-style-name="Visited_20_Internet_20_Link"><text:span text:style-name="T6">ss@sociallyshoppable.com</text:span></text:a></text:p>
      <text:p text:style-name="P7">ssin2014</text:p>
      <text:p text:style-name="P7"/>
      <text:p text:style-name="P7">45.55.138.4(Old digital ocean Server)</text:p>
      <text:p text:style-name="P7">SSH :</text:p>
      <text:p text:style-name="P7">login : root</text:p>
      <text:p text:style-name="P7">password : ssin2014</text:p>
      <text:p text:style-name="P7"/>
      <text:p text:style-name="P7">FTP</text:p>
      <text:p text:style-name="P7">login : root</text:p>
      <text:p text:style-name="P7">password : ssin2014</text:p>
      <text:p text:style-name="P7"/>
      <text:p text:style-name="P7"/>
      <text:p text:style-name="P7">104.236.166.98 (current digital ocean Live Server)</text:p>
      <text:p text:style-name="P7">SSH :</text:p>
      <text:p text:style-name="P7">login : root</text:p>
      <text:p text:style-name="P7"><text:soft-page-break/>password : allah1</text:p>
      <text:p text:style-name="P7">Port 22</text:p>
      <text:p text:style-name="P7"/>
      <text:p text:style-name="P7">SFTP</text:p>
      <text:p text:style-name="P7">login : root</text:p>
      <text:p text:style-name="P7">password : allah1</text:p>
      <text:p text:style-name="P7">Port 22</text:p>
      <text:p text:style-name="P7"/>
      <text:p text:style-name="P7">-------------</text:p>
      <text:p text:style-name="P7"/>
      <text:p text:style-name="P7">5. Latest Design Files</text:p>
      <text:p text:style-name="P5"><text:a xlink:type="simple" xlink:href="http://gitlab.sociallyshoppable.com:88/ss/socshop/tree/29-design-frontend" office:target-frame-name="_blank" xlink:show="new" text:style-name="Internet_20_link" text:visited-style-name="Visited_20_Internet_20_Link"><text:span text:style-name="T6">http://gitlab.sociallyshoppable.com:88/ss/socshop/tree/29-design-frontend</text:span></text:a></text:p>
      <text:p text:style-name="P7">These files are in HTML and jQuery. All the anguler work has been done</text:p>
      <text:p text:style-name="P7">during integration with nodeJs</text:p>
      <text:p text:style-name="P7">_________________________________________________________________________________________</text:p>
      <text:p text:style-name="P7"/>
      <text:p text:style-name="P7"/>
      <text:p text:style-name="P5"><text:span text:style-name="T1"> </text:span><text:a xlink:type="simple" xlink:href="http://gitlab.sociallyshoppable.com:3000/admin" office:target-frame-name="_blank" xlink:show="new" text:style-name="Internet_20_link" text:visited-style-name="Visited_20_Internet_20_Link"><text:span text:style-name="T3">http://gitlab.sociallyshoppable.com:3000/admin</text:span></text:a></text:p>
      <text:p text:style-name="P5"><text:span text:style-name="T1"> </text:span><text:a xlink:type="simple" xlink:href="mailto:rajib_2002bd@yahoo.com" office:target-frame-name="_blank" xlink:show="new" text:style-name="Internet_20_link" text:visited-style-name="Visited_20_Internet_20_Link"><text:span text:style-name="T3">rajib_2002bd@yahoo.com</text:span></text:a></text:p>
      <text:p text:style-name="P8">myyear2014</text:p>
      <text:p text:style-name="P7"/>
      <text:p text:style-name="P5"><text:span text:style-name="T2">all links to pages: </text:span><text:a xlink:type="simple" xlink:href="http://45.55.138.4:8079/sociallyshoppable_v1/page_link.php" office:target-frame-name="_blank" xlink:show="new" text:style-name="Internet_20_link" text:visited-style-name="Visited_20_Internet_20_Link"><text:span text:style-name="T5">http://45.55.138.4:8079/sociallyshoppable_v1/page_link.php</text:span></text:a></text:p>
      <text:p text:style-name="P7"/>
      <text:p text:style-name="P7"/>
      <text:p text:style-name="P7"/>
      <text:p text:style-name="P5"><text:span text:style-name="T2">[10/10/16, 9:22:17 AM] Rosio V: </text:span><text:a xlink:type="simple" xlink:href="http://45.55.138.4:8000/r#!/" office:target-frame-name="_blank" xlink:show="new" text:style-name="Internet_20_link" text:visited-style-name="Visited_20_Internet_20_Link"><text:span text:style-name="T5">http://45.55.138.4:8000/r#!/</text:span></text:a></text:p>
      <text:p text:style-name="P7"/>
      <text:p text:style-name="P5"><text:span text:style-name="T2">[10/10/16, 9:22:43 AM] Rosio V: </text:span><text:a xlink:type="simple" xlink:href="http://gitlab.sociallyshoppable.com:3000/r#!/" office:target-frame-name="_blank" xlink:show="new" text:style-name="Internet_20_link" text:visited-style-name="Visited_20_Internet_20_Link"><text:span text:style-name="T5">http://gitlab.sociallyshoppable.com:3000/r#!/</text:span></text:a></text:p>
      <text:p text:style-name="P7"/>
      <text:p text:style-name="P7">admin panel</text:p>
      <text:p text:style-name="P5"><text:span text:style-name="T1"> </text:span><text:a xlink:type="simple" xlink:href="http://gitlab.sociallyshoppable.com:3000/admin" office:target-frame-name="_blank" xlink:show="new" text:style-name="Internet_20_link" text:visited-style-name="Visited_20_Internet_20_Link"><text:span text:style-name="T2">http://gitlab.sociallyshoppable.com:3000/admin</text:span></text:a></text:p>
      <text:p text:style-name="P5"><text:span text:style-name="T1">  </text:span><text:a xlink:type="simple" xlink:href="mailto:rajib_2002bd@yahoo.com" office:target-frame-name="_blank" xlink:show="new" text:style-name="Internet_20_link" text:visited-style-name="Visited_20_Internet_20_Link"><text:span text:style-name="T2">rajib_2002bd@yahoo.com</text:span></text:a></text:p>
      <text:p text:style-name="P6"><text:soft-page-break/> <text:span text:style-name="T4">myyear2014</text:span></text:p>
      <text:p text:style-name="P7"/>
      <text:p text:style-name="P7"/>
      <text:p text:style-name="P7">sort by</text:p>
      <text:p text:style-name="P7"/>
      <text:p text:style-name="P6">• <text:span text:style-name="T4">relevance</text:span></text:p>
      <text:p text:style-name="P6">• <text:span text:style-name="T4">keyword</text:span></text:p>
      <text:p text:style-name="P6">• <text:span text:style-name="T4">brand</text:span></text:p>
      <text:p text:style-name="P6">• <text:span text:style-name="T4">merchant</text:span></text:p>
      <text:p text:style-name="P6">• <text:span text:style-name="T4">merchantId</text:span></text:p>
      <text:p text:style-name="P6">• <text:span text:style-name="T4">price</text:span></text:p>
      <text:p text:style-name="P6">• <text:span text:style-name="T4">price_sale</text:span></text:p>
      <text:p text:style-name="P6">• <text:span text:style-name="T4">minPrice</text:span></text:p>
      <text:p text:style-name="P6">• <text:span text:style-name="T4">maxPrice</text:span></text:p>
      <text:p text:style-name="P6">• <text:span text:style-name="T4">minPriceSale</text:span></text:p>
      <text:p text:style-name="P6">• <text:span text:style-name="T4">maxPriceSale</text:span></text:p>
      <text:p text:style-name="P6">• <text:span text:style-name="T4">percentOff</text:span></text:p>
      <text:p text:style-name="P6">• <text:span text:style-name="T4">groupCount</text:span></text:p>
      <text:p text:style-name="P7"/>
      <text:p text:style-name="P7">checkout </text:p>
      <text:p text:style-name="P6"> <text:span text:style-name="T4">if not supported country for shipping /billing - make invalid look like invalid coupon code- keep uniform to what we already have done.</text:span></text:p>
      <text:p text:style-name="P7"/>
      <text:p text:style-name="P7">country is on top of the phone number - fix</text:p>
      <text:p text:style-name="P7"/>
      <text:p text:style-name="P6"> <text:span text:style-name="T4">credit card can allow spaces but nothing else</text:span></text:p>
      <text:p text:style-name="P7"/>
      <text:p text:style-name="P7">the x behind the invalid coupon code and credit card and shipping info needs to be smaller and the same size as what we have on the website (like the check )</text:p>
      <text:p text:style-name="P7"/>
      <text:p text:style-name="P7">sadi - make the mockup for the mail message -1 for when order is being processed and 1 for when order is confirmed (ask raja if you have questions)</text:p>
      <text:p text:style-name="P7"><text:soft-page-break/></text:p>
      <text:p text:style-name="P7">shopping bag: transparent overlay to say "please remove this item is out of stock" </text:p>
      <text:p text:style-name="P7"/>
      <text:p text:style-name="P7">rajib: categories</text:p>
      <text:p text:style-name="P7"/>
      <text:p text:style-name="P7">continue checking</text:p>
      <text:p text:style-name="P7"/>
      <text:p text:style-name="P7">____________________________</text:p>
      <text:p text:style-name="P7">-upload photo in user account - edit/delete not necessary </text:p>
      <text:p text:style-name="P7">-username edit is just a click but need a “update” or save” notice</text:p>
      <text:p text:style-name="P7"/>
      <text:p text:style-name="P7">-shipping info needs a estimated notice for user to enter their accurate zip code or notice easy based on account zip code user applied in account info</text:p>
      <text:p text:style-name="P7">Prices in red only sale* </text:p>
      <text:p text:style-name="P7">-dropdowns- no lines and just white like victorias secret/bloomingdales- make sure even such has good padding</text:p>
      <text:p text:style-name="P7">-confirmation of coupon code applied rolled over to checkout pg</text:p>
      <text:p text:style-name="P7">-tax line at bottom of checkout before place order</text:p>
      <text:p text:style-name="P7">-After place order a confirmation page- similar to signup or added to bag or quick view</text:p>
      <text:p text:style-name="P7"/>
      <text:p text:style-name="P10"/>
      <text:p text:style-name="P2"/>
      <text:p text:style-name="P4"/>
      <text:p text:style-name="P4"/>
      <text:p text:style-name="P4">_______________________________________________</text:p>
      <text:p text:style-name="P1">6/9/16</text:p>
      <text:list xml:id="list684772233541455755" text:style-name="L1">
        <text:list-item>
          <text:p text:style-name="P12"><text:span text:style-name="T2">SHOPPING BAG-   MOBILE</text:span> </text:p>
        </text:list-item>
      </text:list>
      <text:p text:style-name="P4"/>
      <text:p text:style-name="P1"/>
      <text:list xml:id="list3595188760239059769" text:style-name="L2">
        <text:list-item>
          <text:p text:style-name="P14"><text:soft-page-break/><text:span text:style-name="T2">xxxMOBILE/Ipad </text:span> </text:p>
          <text:list>
            <text:list-item>
              <text:p text:style-name="P13"><text:span text:style-name="T2">make it work in checkout page</text:span> </text:p>
            </text:list-item>
          </text:list>
        </text:list-item>
      </text:list>
      <text:p text:style-name="P4"/>
      <text:p text:style-name="P4"/>
      <text:p text:style-name="P4"/>
      <text:p text:style-name="P4">6/9/16</text:p>
      <text:p text:style-name="P4">6A)  CHECKOUT PAGE  MOBILE</text:p>
      <text:p text:style-name="P4"/>
      <text:p text:style-name="P4"/>
      <text:p text:style-name="P4"/>
      <text:p text:style-name="P4"/>
      <text:p text:style-name="P4">------------</text:p>
      <text:p text:style-name="P4">Homepage </text:p>
      <text:p text:style-name="P4"/>
      <text:p text:style-name="P4"/>
      <text:p text:style-name="P4"/>
      <text:p text:style-name="P4">6 iPad: </text:p>
      <text:p text:style-name="P4"/>
      <text:p text:style-name="P4"/>
      <text:p text:style-name="P4">__________________________________</text:p>
      <text:p text:style-name="P4">6/16/15</text:p>
      <text:p text:style-name="P4">Homepage:</text:p>
      <text:p text:style-name="P3">—<text:span text:style-name="T4">Sorting Dropdown_</text:span></text:p>
      <text:p text:style-name="P4"/>
      <text:p text:style-name="P4"/>
      <text:p text:style-name="P4"/>
      <text:p text:style-name="P1"><text:soft-page-break/>iPad :</text:p>
      <text:p text:style-name="P2"/>
      <text:p text:style-name="P2"><text:span text:style-name="T2">2. when user places finger onto of social then social gets bigger and user can hold down on the right social icon to choose it.</text:span><text:a xlink:type="simple" xlink:href="https://www.dropbox.com/s/lrivs1lwrpwpway/6_18_2016-3%20tiles%20in%20ipad_homepage-signed%20in.jpg?dl=0" office:target-frame-name="_blank" xlink:show="new" text:style-name="Internet_20_link" text:visited-style-name="Visited_20_Internet_20_Link"><text:span text:style-name="T5">https://www.dropbox.com/s/lrivs1lwrpwpway/6_18_2016-3%20tiles%20in%20ipad_homepage-signed%20in.jpg?dl=0</text:span></text:a><text:span text:style-name="T2"> </text:span></text:p>
      <text:p text:style-name="P2"><text:a xlink:type="simple" xlink:href="https://www.dropbox.com/s/tgadrq73ucdb5jd/6.21.16_icons%20get%20bigger%20with%20rollover_social%20and%20other%20small%20icons.png?dl=0" office:target-frame-name="_blank" xlink:show="new" text:style-name="Internet_20_link" text:visited-style-name="Visited_20_Internet_20_Link"><text:span text:style-name="T5">https://www.dropbox.com/s/tgadrq73ucdb5jd/6.21.16_icons%20get%20bigger%20with%20rollover_social%20and%20other%20small%20icons.png?dl=0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>9 MOBILE: </text:p>
      <text:p text:style-name="P4">1. ss sign in option here above "women"</text:p>
      <text:p text:style-name="P4">2. need a little more white space between "women" and bars</text:p>
      <text:p text:style-name="P4">htt    ps://www.dropbox.com/s/2e3xadiwojzmci2/ss%20sign%20in%20option%20here%20above%20%22women%22%20%26%20need%20a%20little%20more%20white%20space%20between%20%22women%22%20and%20bars.jpg?dl=0</text:p>
      <text:p text:style-name="P4"/>
      <text:p text:style-name="P4">3. fix “Other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6T14:17:03.235000000</meta:creation-date>
    <dc:date>2019-06-13T11:54:43.56</dc:date>
    <meta:editing-duration>PT4H56M1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0" meta:paragraph-count="196" meta:word-count="827" meta:character-count="6472"/>
    <dc:creator>Jaycliff Arcilla</dc:creator>
  </office:meta>
</office:document-meta>
</file>